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1 odcinek 08</text:p>
      <text:p text:style-name="P1"/>
      <text:p text:style-name="P2">Etap I</text:p>
      <text:p text:style-name="P2"><text:span text:style-name="T2"/></text:p>
      <text:p text:style-name="P2"><text:span text:style-name="T2">w którym mieście znajduje się biblioteka Jagiellońska <text:s text:c="36"/></text:span><text:span text:style-name="T1"><text:s/>Kraków</text:span></text:p>
      <text:p text:style-name="P2"><text:span text:style-name="T2">w którym wieku powstała biblioteka jagiellońska <text:s text:c="43"/></text:span><text:span text:style-name="T1"><text:s text:c="2"/>XIV w.</text:span></text:p>
      <text:p text:style-name="P2"><text:span text:style-name="T2">z którego materiału wykonany był bohater książki Marii Kownackiej Plastuś</text:span></text:p>
      <text:p text:style-name="P2"><text:span text:style-name="T2">jak nazywamy nagły silny ból głowy <text:s text:c="64"/></text:span><text:span text:style-name="T1"><text:s text:c="2"/>migrena</text:span></text:p>
      <text:p text:style-name="P2"><text:span text:style-name="T2">Seul to stolica Korei północnej czy południowej <text:s text:c="48"/></text:span><text:span text:style-name="T1">południowa</text:span></text:p>
      <text:p text:style-name="P2"><text:span text:style-name="T2">który kardiochirurg przeprowadził w Polsce pierwszą udaną operację przeszczepienia serca</text:span></text:p>
      <text:p text:style-name="P2"><text:span text:style-name="T2">wybuch którego wulkanu zniszczył Pompeje w 79 r n.e. <text:s text:c="33"/></text:span><text:span text:style-name="T1"><text:s text:c="2"/>Wezuwiusz</text:span></text:p>
      <text:p text:style-name="P2"><text:span text:style-name="T2">na którym zwierzęciu nie należy dzielić skóry <text:s text:c="51"/></text:span><text:span text:style-name="T1"><text:s/>niedźwiedź</text:span></text:p>
      <text:p text:style-name="P2"><text:span text:style-name="T2">jakie imiona nosił Mozart <text:s text:c="70"/></text:span><text:span text:style-name="T1">Wolfgang Amadeusz</text:span></text:p>
      <text:p text:style-name="P2"><text:span text:style-name="T2">synagoga to miejsce modlitwy Żydów, katolików czy protestantów <text:s text:c="17"/></text:span><text:span text:style-name="T1"><text:s text:c="2"/>Żydzi</text:span></text:p>
      <text:p text:style-name="P2"><text:span text:style-name="T2">earl grey to odmiana herbaty czy kawy <text:s text:c="62"/></text:span><text:span text:style-name="T1"><text:s text:c="2"/>herbata</text:span></text:p>
      <text:p text:style-name="P2"><text:span text:style-name="T2">na którym kontynencie leży Gambia <text:s text:c="67"/></text:span><text:span text:style-name="T1"><text:s/>Afryka </text:span></text:p>
      <text:p text:style-name="P2"><text:span text:style-name="T2">mienszewicy byli związani z rewolucją francuską czy rosyjską <text:s text:c="24"/></text:span><text:span text:style-name="T1"><text:s text:c="3"/>RU</text:span></text:p>
      <text:p text:style-name="P2"><text:span text:style-name="T2">jaki kolor ma stoliczek w wierszu Entliczek pentliczek Jana Brzechwy <text:s text:c="14"/></text:span><text:span text:style-name="T1">czerwony <text:s/></text:span></text:p>
      <text:p text:style-name="P2"><text:span text:style-name="T2">w XIII powstał zakona franciszkanów na terenie którego współczesnego państwa </text:span><text:span text:style-name="T1">Włochy</text:span></text:p>
      <text:p text:style-name="P2"><text:span text:style-name="T2">krzesło, daleko, setny który z tych wyrazów jest nieodmienną częścią mowy <text:s text:c="4"/></text:span><text:span text:style-name="T1">daleko</text:span></text:p>
      <text:p text:style-name="P2"><text:span text:style-name="T2">hindziuk to regionalna wędlina czy roślina lecznicza <text:s text:c="43"/></text:span><text:span text:style-name="T1">wędlina</text:span></text:p>
      <text:p text:style-name="P2"><text:span text:style-name="T2">jak nazywał się uczestnik powstania listopadowego, komendant słynnej reduty <text:s/></text:span><text:span text:style-name="T1">Ordon</text:span></text:p>
      <text:p text:style-name="P2"><text:span text:style-name="T2">z którego kraju pochodzi zespół Deep Purple <text:s text:c="55"/></text:span><text:span text:style-name="T1">GB</text:span></text:p>
      <text:p text:style-name="P2"><text:span text:style-name="T2">tyraliera to luźny szyk piechoty czy zwarte szeregi kawalerii <text:s text:c="30"/></text:span><text:span text:style-name="T1"><text:s/>piechota </text:span></text:p>
      <text:p text:style-name="P2"><text:span text:style-name="T2"/></text:p>
      <text:p text:style-name="P2">Etap II</text:p>
      <text:p text:style-name="P2"><text:span text:style-name="T2"/></text:p>
      <text:p text:style-name="P2"><text:span text:style-name="T2">ile to jest pięć do potęgi pierwszej <text:s text:c="67"/></text:span><text:span text:style-name="T1"><text:s text:c="2"/>pięć</text:span></text:p>
      <text:p text:style-name="P2"><text:span text:style-name="T2">czy w Polsce ławnikiem może zostać osoba w wieku 25 lat <text:s text:c="28"/></text:span></text:p>
      <text:p text:style-name="P2"><text:span text:style-name="T1"><text:s/>NIE. musi mieć skończone 30</text:span></text:p>
      <text:p text:style-name="P2"><text:span text:style-name="T2">na terenie którego państwa leży miasto Vukovar <text:s text:c="45"/></text:span><text:span text:style-name="T1"><text:s/>Chorwacja</text:span></text:p>
      <text:p text:style-name="P2"><text:span text:style-name="T2">kto jest autorem sztuki Poskromienie złośnicy <text:s text:c="48"/></text:span><text:span text:style-name="T1"><text:s text:c="2"/>Szekspir</text:span></text:p>
      <text:p text:style-name="P2"><text:span text:style-name="T2">które państwo to Kraj kwitnącej wiśni <text:s text:c="60"/></text:span><text:span text:style-name="T1"><text:s text:c="2"/>Japonia</text:span></text:p>
      <text:p text:style-name="P2"><text:span text:style-name="T2">syn brata to....... <text:s text:c="95"/></text:span><text:span text:style-name="T1"><text:s text:c="2"/>bratanek</text:span></text:p>
      <text:p text:style-name="P2"><text:span text:style-name="T2">w którym wieku żył chemik Lavousier <text:s text:c="61"/></text:span><text:span text:style-name="T1">XVIII</text:span></text:p>
      <text:p text:style-name="P2"><text:span text:style-name="T2">które dwa państwa utworzyły wraz z Polsą trójkąt Weimarski <text:s text:c="25"/></text:span><text:span text:style-name="T1">FRA, DE</text:span></text:p>
      <text:p text:style-name="P2"><text:span text:style-name="T2">co oznacza angielski napis made in Poland <text:s text:c="32"/></text:span><text:span text:style-name="T1">wyprodukowano <text:s/>w Polsce</text:span></text:p>
      <text:p text:style-name="P2"><text:span text:style-name="T2">czy w Złotoryi wydobywano złoto? <text:s text:c="64"/></text:span><text:span text:style-name="T1"><text:s text:c="2"/>TAK</text:span></text:p>
      <text:p text:style-name="P2"><text:span text:style-name="T2">bal w operze to opera której akcja rozgrywa się w jednej z europejkich stolic</text:span><text:span text:style-name="T1"> Paryż</text:span></text:p>
      <text:p text:style-name="P2"><text:span text:style-name="T2">które ciało niebieskie jest centrum Układu Słonecznego <text:s text:c="33"/></text:span><text:span text:style-name="T1">Słońce</text:span></text:p>
      <text:p text:style-name="P2"><text:span text:style-name="T2">Satyra prawdę mówi..... czyje to słowa <text:s text:c="60"/></text:span><text:span text:style-name="T1">Krasicki</text:span></text:p>
      <text:p text:style-name="P2"><text:span text:style-name="T2">czy pochodzące z Australii kukabury to ptaki, ssaki czy ryby <text:s text:c="24"/></text:span><text:span text:style-name="T1"><text:s/>ptaki</text:span></text:p>
      <text:p text:style-name="P2"><text:span text:style-name="T2">jak nazywał się twórca żydowskiego centrum dokumentacji w Wiedniu, zajmujący się ściganiem hitlerowskich zbrodniarzy wojennych <text:s text:c="32"/></text:span><text:span text:style-name="T1"><text:s text:c="3"/>Szymon Wiesenthal</text:span></text:p>
      <text:p text:style-name="P2"><text:span text:style-name="T2">w którym kalifornijskim mieście można zobaczyć lombard Street, jedna z najbardziej krętych dróg na świecie <text:s text:c="74"/></text:span><text:span text:style-name="T1"><text:s text:c="2"/>San Franciso</text:span></text:p>
      <text:p text:style-name="P2"><text:span text:style-name="T2">w którym wieku urodził się Herbert John Wells, autor Wojny światów <text:s text:c="11"/></text:span><text:span text:style-name="T1">XIX w.</text:span></text:p>
      <text:p text:style-name="P2"><text:span text:style-name="T2">jakiego mleka brakuje osobie która ma wszystko czego zapragnie <text:s text:c="13"/></text:span><text:span text:style-name="T1"><text:s text:c="5"/>ptasie</text:span></text:p>
      <text:p text:style-name="P2"><text:soft-page-break/><text:span text:style-name="T2">czy rząd francuski podpisał układ w Monachium z 1938 r <text:s text:c="16"/></text:span><text:span text:style-name="T1"><text:s text:c="4"/>TAK</text:span></text:p>
      <text:p text:style-name="P2"><text:span text:style-name="T2">w której powieści Reymonta wystepuje Antek Boryna <text:s text:c="24"/></text:span><text:span text:style-name="T1"><text:s/>Chłop</text:span><text:span text:style-name="T2">i</text:span></text:p>
      <text:p text:style-name="P2"><text:span text:style-name="T2">jak miał na imię aptekarz Łukasiewicz <text:s text:c="49"/></text:span><text:span text:style-name="T1"><text:s/>Ignacy Józef</text:span></text:p>
      <text:p text:style-name="P2"><text:span text:style-name="T2">jak nazywa się plac przed zamkiem królewskim w Warszawie <text:s text:c="12"/></text:span><text:span text:style-name="T1"><text:s/>plac zamkowy</text:span></text:p>
      <text:p text:style-name="P2"><text:span text:style-name="T2">Pamiętasz była jesień, kto to zaśpiewał <text:s text:c="49"/></text:span><text:span text:style-name="T1">Sława Przybylska</text:span></text:p>
      <text:p text:style-name="P2"><text:span text:style-name="T2">na podstawie czyjej powieści powstał film Wojciecha Hasa Pożegnanie </text:span></text:p>
      <text:p text:style-name="P2"><text:span text:style-name="T2">czy zgłoska to to samo co sylaba <text:s text:c="58"/></text:span><text:span text:style-name="T1"><text:s/>TAK</text:span></text:p>
      <text:p text:style-name="P2"><text:span text:style-name="T2">jak nazywana jest krzyżówka żubra z bydłem domowym <text:s text:c="20"/></text:span><text:span text:style-name="T1"><text:s/>żubroń</text:span></text:p>
      <text:p text:style-name="P2"><text:span text:style-name="T2">jak nazywa się wyspa na której Rea ukryła Zeusa po jego urodzeniu <text:s/></text:span><text:span text:style-name="T1"><text:s text:c="2"/>Kreta</text:span></text:p>
      <text:p text:style-name="P2"><text:span text:style-name="T2">Gerylasi to partyzanci walczący w ktorym pańśtwie <text:s text:c="27"/></text:span><text:span text:style-name="T1"><text:s text:c="2"/>ESP</text:span></text:p>
      <text:p text:style-name="P2"><text:span text:style-name="T2">film Zemsta Sithów opowiada o rycerzach Jedi czy okrągłego Stołu <text:s text:c="4"/></text:span><text:span text:style-name="T1">Jedi</text:span></text:p>
      <text:p text:style-name="P2"><text:span text:style-name="T2">bohaterami której powieści Gombrowicza są Iwona, Król Ignacy i książe Filip</text:span></text:p>
      <text:p text:style-name="P2"><text:span text:style-name="T2">na ilu polach rozgrywa się grę planszową halma <text:s text:c="31"/></text:span><text:span text:style-name="T1"><text:s/>256</text:span></text:p>
      <text:p text:style-name="P2"><text:span text:style-name="T2">jakiej narodowości jest muzyk, poeta i aktor Nick Cave <text:s text:c="18"/></text:span><text:span text:style-name="T1"><text:s text:c="2"/>Australijczyk</text:span></text:p>
      <text:p text:style-name="P2"><text:span text:style-name="T2">karotka to cebula czy marchew <text:s text:c="60"/></text:span><text:span text:style-name="T1">marchew</text:span></text:p>
      <text:p text:style-name="P2"><text:span text:style-name="T2">Living next door to Alice czyja to piosenka <text:s text:c="38"/></text:span><text:span text:style-name="T1"><text:s text:c="2"/>Smokie</text:span></text:p>
      <text:p text:style-name="P2"><text:span text:style-name="T2">wszystkie gondole weneckie są malowane na jaki kolor <text:s text:c="21"/></text:span><text:span text:style-name="T1">czarn</text:span><text:span text:style-name="T2">y</text:span></text:p>
      <text:p text:style-name="P2"><text:span text:style-name="T2">mianem której rzeszy określano Niemcy za Hitlera <text:s text:c="28"/></text:span><text:span text:style-name="T1"><text:s/>III Rzesza</text:span></text:p>
      <text:p text:style-name="P2"><text:span text:style-name="T2">Ziemia Franciszka Józefa to archipelag należący do Francji, Angli czy Rosji</text:span><text:span text:style-name="T1"> <text:s text:c="3"/>Rosja</text:span></text:p>
      <text:p text:style-name="P2"><text:span text:style-name="T2">imię której polskiej poetki nosi fundacja której sekretarzem jest Michał Rusinek, były sekretarz tej pisarki <text:s text:c="78"/></text:span><text:span text:style-name="T1"><text:s/>Szymborska</text:span></text:p>
      <text:p text:style-name="P2"><text:span text:style-name="T2">w którym roku odbyły się pierwsze nowożytne IO <text:s text:c="29"/></text:span><text:span text:style-name="T1"><text:s/>1896</text:span></text:p>
      <text:p text:style-name="P2"><text:span text:style-name="T2">czy ośmiornice mają osiem ramion <text:s text:c="54"/></text:span><text:span text:style-name="T1"><text:s/>TAK</text:span></text:p>
      <text:p text:style-name="P2"><text:span text:style-name="T2">za ktory film Marlon Brando został nagrodzony Oscarem, ale odmówił jego przyjęcia</text:span></text:p>
      <text:p text:style-name="P2"><text:span text:style-name="T1">Ojciec Chrzestny</text:span></text:p>
      <text:p text:style-name="P2"><text:span text:style-name="T2">elekcję którego króla polskiego przeforsował Jerzy Ossoliński <text:s text:c="9"/></text:span><text:span text:style-name="T1"><text:s/>Jan Kazimierz</text:span></text:p>
      <text:p text:style-name="P2"><text:span text:style-name="T2">kądziel to grzywa żubra, osła czy konia <text:s text:c="46"/></text:span><text:span text:style-name="T1"><text:s/>żubra</text:span></text:p>
      <text:p text:style-name="P2"><text:span text:style-name="T2">Bartomoleo Christophori uważany jest za wynalazcę bardzo popularnego instrumentu, którego <text:s text:c="98"/></text:span><text:span text:style-name="T1">fortepian</text:span></text:p>
      <text:p text:style-name="P2"><text:span text:style-name="T2">nad którą rzeką leży Miśnia, miasto założone w X w przez Henryka I <text:s/></text:span><text:span text:style-name="T1"><text:s/>Łaba</text:span></text:p>
      <text:p text:style-name="P2"><text:span text:style-name="T2">Nietchze wyróżniał dwie postawy, dionizyjską i jaką <text:s text:c="25"/></text:span><text:span text:style-name="T1"><text:s text:c="2"/>apollińską</text:span></text:p>
      <text:p text:style-name="P2"><text:span text:style-name="T2">jak nazywa się lichwiarz bohater komedii Fredry Dożywocie <text:s text:c="13"/></text:span><text:span text:style-name="T1"><text:s/>Łatka</text:span></text:p>
      <text:p text:style-name="P2"><text:span text:style-name="T2">jak z greki nazywa sie dążenie do nawrócenie innych na swoją wiarę</text:span><text:span text:style-name="T1"> <text:s/>prozelityzm</text:span></text:p>
      <text:p text:style-name="P2"><text:span text:style-name="T2">w którym państwie żył i tworzył Lope de Vega <text:s text:c="35"/></text:span><text:span text:style-name="T1"><text:s text:c="2"/>Hiszpania</text:span></text:p>
      <text:p text:style-name="P2"><text:span text:style-name="T2">jak nazywali się stronnicy zdetronizowanego przez rewolucję króla angielskiego Jakuba II</text:span></text:p>
      <text:p text:style-name="P2"><text:span text:style-name="T1">jakobici</text:span></text:p>
      <text:p text:style-name="P2"><text:span text:style-name="T2">ile sakramentów uznaje większość kościołów protestanckich <text:s text:c="12"/></text:span><text:span text:style-name="T1"><text:s text:c="2"/>dwa</text:span></text:p>
      <text:p text:style-name="P2"><text:span text:style-name="T2">który środek lokomocji nazywany jest w Poznaniu bimbą <text:s text:c="18"/></text:span><text:span text:style-name="T1"><text:s/>tramwaj</text:span></text:p>
      <text:p text:style-name="P2"><text:span text:style-name="T2">jak nazywa się nowozelandzki reżyser trylogii Władca Pierścieni <text:s text:c="5"/></text:span><text:span text:style-name="T1"><text:s/>Peter Jackson</text:span></text:p>
      <text:p text:style-name="P2"><text:span text:style-name="T2">przedstawicielem którego kierunku filozoficznego był Jaun Paul Sartr <text:s/></text:span><text:span text:style-name="T1">egzystencjalizm</text:span></text:p>
      <text:p text:style-name="P2"><text:span text:style-name="T2">jak nazywa się zimny sos do mięsa przyrządzany z galaretki porzeczkwej z dodatkiem chrzanu</text:span></text:p>
      <text:p text:style-name="P2"><text:span text:style-name="T2">jak brzmi polska nazwa gwiazdozbioru cancer <text:s text:c="38"/></text:span><text:span text:style-name="T1"><text:s/>Rak</text:span></text:p>
      <text:p text:style-name="P2"><text:span text:style-name="T2">ile stopni liczy skala Saffira- Simpsona która mierzy siłę cyklonów tropikalnych <text:s/></text:span><text:span text:style-name="T1"><text:s/>pięć</text:span></text:p>
      <text:p text:style-name="P2"><text:span text:style-name="T2">które miasto było miejscem kapitulacji armii francuskiej podczas wojny prusko- francuskiej</text:span></text:p>
      <text:p text:style-name="P2"><text:span text:style-name="T2">w 1871 r <text:s text:c="114"/></text:span><text:span text:style-name="T1"><text:s/>Sedan</text:span></text:p>
      <text:p text:style-name="P2"><text:span text:style-name="T2">do której opery libretto napisał Oscar Wilde, akcja dzieje się na dworze Heroda </text:span><text:span text:style-name="T1"><text:s text:c="2"/>Salomea</text:span></text:p>
      <text:p text:style-name="P2"><text:span text:style-name="T2"/></text:p>
      <text:p text:style-name="P2"><text:soft-page-break/>Etap III</text:p>
      <text:p text:style-name="P2"><text:span text:style-name="T2"/></text:p>
      <text:p text:style-name="P2"><text:span text:style-name="T2">czy majątkowa umowa małżeńska intercyza musi być zawarta w formie aktu notarialnego</text:span></text:p>
      <text:p text:style-name="P2"><text:span text:style-name="T1">TAK</text:span></text:p>
      <text:p text:style-name="P2"><text:span text:style-name="T2">jak brzmi nazwisko Majki, tytułowej bohaterki powieści Aleksandra Minkowskiego <text:s/></text:span></text:p>
      <text:p text:style-name="P2"><text:span text:style-name="T1">Skowron</text:span></text:p>
      <text:p text:style-name="P2"><text:span text:style-name="T2">wymień dwa morza których nazwy pochodzą od kolorów <text:s text:c="22"/></text:span><text:span text:style-name="T1"><text:s text:c="2"/>Białe i Żółte</text:span></text:p>
      <text:p text:style-name="P2"><text:span text:style-name="T2">kiedy mówimy śmiech sardoniczny to myślimy o szczerym czy gorzkim i</text:span><text:span text:style-name="T1"> szyderczym</text:span></text:p>
      <text:p text:style-name="P2"><text:span text:style-name="T2">w której europejskiej stolicy stoim brama brandenburska <text:s text:c="26"/></text:span><text:span text:style-name="T1">Berlin</text:span></text:p>
      <text:p text:style-name="P2"><text:span text:style-name="T2">jak mieli na imię bracia Gierymscy <text:s text:c="42"/></text:span><text:span text:style-name="T1"><text:s text:c="3"/>Maksymilian i Aleksander</text:span></text:p>
      <text:p text:style-name="P2"><text:span text:style-name="T2">czy kier to kolor oznaczony sercem czy rombem <text:s text:c="40"/></text:span><text:span text:style-name="T1">serce</text:span></text:p>
      <text:p text:style-name="P2"><text:span text:style-name="T2">w których górach wznosi się ciężki szczyt zwany dawniej czeskim <text:s text:c="12"/></text:span><text:span text:style-name="T1">Tatry</text:span></text:p>
      <text:p text:style-name="P2"><text:span text:style-name="T2">jaką nazwę noszą obradujące wspólnie Sejm i Senat RP <text:s text:c="15"/></text:span><text:span text:style-name="T1">Zgromadzenie Narodowe</text:span><text:span text:style-name="T2"> </text:span></text:p>
      <text:p text:style-name="P2"><text:span text:style-name="T2">czy Jadwiga Andegaweńska została kanonizowana <text:s text:c="36"/></text:span><text:span text:style-name="T1"><text:s/>TAK</text:span></text:p>
      <text:p text:style-name="P2"><text:span text:style-name="T2">w którym państwie leżą Mekka i Medyna <text:s text:c="50"/></text:span><text:span text:style-name="T1"><text:s text:c="2"/>Arabia</text:span></text:p>
      <text:p text:style-name="P2"><text:span text:style-name="T2">jak nazywa się rosyjski pisarz autor Mistrza i Małgorzaty <text:s text:c="26"/></text:span><text:span text:style-name="T1"><text:s/>Bułhakow</text:span></text:p>
      <text:p text:style-name="P2"><text:span text:style-name="T2">Borsalino to nazwa której części garderoby <text:s text:c="47"/></text:span><text:span text:style-name="T1"><text:s text:c="2"/>kapelusz</text:span></text:p>
      <text:p text:style-name="P2"><text:span text:style-name="T2">jak nazywa się park miejski który otacza najstarszą część Krakowa <text:s text:c="9"/></text:span><text:span text:style-name="T1"><text:s text:c="2"/>Planty</text:span></text:p>
      <text:p text:style-name="P2"><text:span text:style-name="T2">między którymi krajami toczyła się wojna stuletnia <text:s text:c="36"/></text:span><text:span text:style-name="T1">Anglia i Francja</text:span></text:p>
      <text:p text:style-name="P2"><text:span text:style-name="T2">jakiej narodowości był malarz Amadeo Modiliani <text:s text:c="37"/></text:span><text:span text:style-name="T1"><text:s text:c="2"/>Włochy</text:span></text:p>
      <text:p text:style-name="P2"><text:span text:style-name="T2">czy wyraz hegemonia przez jakie ch</text:span></text:p>
      <text:p text:style-name="P2"><text:span text:style-name="T2">jak nazywa się umowa międzynarodowa zawierana między Watykanem a innym państwem</text:span></text:p>
      <text:p text:style-name="P2"><text:span text:style-name="T1">konkordat</text:span></text:p>
      <text:p text:style-name="P2"><text:span text:style-name="T2">pod wezwaniem którego błogosławionego jest cerkiew na placu Czerwonym w Moskwie</text:span></text:p>
      <text:p text:style-name="P2"><text:span text:style-name="T1">błogosławionego Wasyla</text:span></text:p>
      <text:p text:style-name="P2"><text:span text:style-name="T2">ludowy instrument kozioł to odmiana dud czy kobzy <text:s text:c="35"/></text:span><text:span text:style-name="T1"><text:s/>dudy</text:span></text:p>
      <text:p text:style-name="P2"><text:span text:style-name="T2">w średniowieczu bestiariusze tłumaczyły zasady etyki chrześcijańskiej, kto był bohaterem bestriariuszy <text:s text:c="100"/></text:span><text:span text:style-name="T1">zwierzęta</text:span></text:p>
      <text:p text:style-name="P2"><text:span text:style-name="T2">czy w medycynie znana jest witamina H <text:s text:c="54"/></text:span><text:span text:style-name="T1"><text:s text:c="2"/>TAK</text:span></text:p>
      <text:p text:style-name="P2"><text:span text:style-name="T2">granice których trzech państw stykają się w okolicach Bogatyni <text:s text:c="8"/></text:span><text:span text:style-name="T1"><text:s text:c="4"/>DE, PL, CZE </text:span></text:p>
      <text:p text:style-name="P2"><text:span text:style-name="T2">na którym królu panującym również w Polsce wymarła główna linia Przemyślidów</text:span></text:p>
      <text:p text:style-name="P2"><text:span text:style-name="T1">Wacław III</text:span></text:p>
      <text:p text:style-name="P2"><text:span text:style-name="T2">podczas której wojny toczy się akcja powieści Gombrowicza Pornografia <text:s text:c="4"/></text:span><text:span text:style-name="T1">II WŚ</text:span></text:p>
      <text:p text:style-name="P2"><text:span text:style-name="T2">konstytucyjny uprawnieniem wiceprezydenta USA jest przewodniczenie Izbie Reprezentantów czy Senatowi <text:s text:c="72"/></text:span><text:span text:style-name="T1"><text:s/>Senat</text:span></text:p>
      <text:p text:style-name="P2"><text:span text:style-name="T2">w którym roku ZSRS przestał istnieć <text:s text:c="62"/></text:span><text:span text:style-name="T1">1991</text:span></text:p>
      <text:p text:style-name="P2"><text:span text:style-name="T2">które państwo powstałe w wyniku rozpadu ZSRS nigdy wcześniej nie istniało: Litwa, Łotwa czy Białoruś <text:s text:c="88"/></text:span><text:span text:style-name="T1"><text:s text:c="3"/>BLR</text:span></text:p>
      <text:p text:style-name="P2"><text:span text:style-name="T2">ilu synów miał Noe <text:s text:c="90"/></text:span><text:span text:style-name="T1"><text:s/>trzech</text:span></text:p>
      <text:p text:style-name="P2"><text:span text:style-name="T2">czy brzytwa Okhama to narzędzie fryzjerskie czy zasada filozoficzna <text:s text:c="8"/></text:span><text:span text:style-name="T1"><text:s text:c="3"/>filozofia</text:span></text:p>
      <text:p text:style-name="P2"><text:span text:style-name="T2">jak z francuskiego nazywa się pasza dla koni wojskowych <text:s text:c="27"/></text:span><text:span text:style-name="T1"><text:s text:c="2"/>furaż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10T19:20:26.90</meta:creation-date>
    <meta:document-statistic meta:table-count="0" meta:image-count="0" meta:object-count="0" meta:page-count="3" meta:paragraph-count="123" meta:word-count="1092" meta:character-count="10874"/>
    <dc:date>2014-09-10T20:35:18.10</dc:date>
    <meta:editing-duration>PT00H08M30S</meta:editing-duration>
    <meta:editing-cycles>1</meta:editing-cycles>
    <meta:generator>OpenOffice.ux.pl/3.1$Win32 OpenOffice.org_project/310m11$Build-39399</meta:generator>
  </office:meta>
</office:document-meta>
</file>